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RemoteRepository.JNDIRemoteRepository( Context contex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RemoteRepository.JNDIRemoteRepository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RemoteRepository.JNDIRemoteRepository( LocalAdapterFactory factory , Context contex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